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66" draw:opacity="20%" draw:textarea-horizontal-align="justify" draw:textarea-vertical-align="middle" draw:auto-grow-height="false" fo:min-height="6.09cm" fo:min-width="11.43cm"/>
    </style:style>
    <style:style style:name="gr3" style:family="graphic" style:parent-style-name="standard">
      <style:graphic-properties draw:fill="solid" draw:fill-color="#99ff66" draw:opacity="20%" draw:textarea-horizontal-align="justify" draw:textarea-vertical-align="middle" draw:auto-grow-height="false" fo:min-height="6.09cm" fo:min-width="11.43cm"/>
    </style:style>
    <style:style style:name="gr4" style:family="graphic" style:parent-style-name="standard">
      <style:graphic-properties draw:fill="solid" draw:fill-color="#729fcf" draw:opacity="10%" draw:textarea-horizontal-align="justify" draw:textarea-vertical-align="middle" draw:auto-grow-height="false" fo:min-height="4.518cm" fo:min-width="10.35cm"/>
    </style:style>
    <style:style style:name="gr5" style:family="graphic" style:parent-style-name="standard">
      <style:graphic-properties draw:fill="solid" draw:fill-color="#729fcf" draw:opacity="20%" draw:textarea-horizontal-align="justify" draw:textarea-vertical-align="middle" draw:auto-grow-height="false" fo:min-height="4.518cm" fo:min-width="10.35cm"/>
    </style:style>
    <style:style style:name="gr6" style:family="graphic" style:parent-style-name="standard">
      <style:graphic-properties draw:fill="solid" draw:fill-color="#729fcf" draw:opacity="20%" draw:textarea-horizontal-align="justify" draw:textarea-vertical-align="middle" draw:auto-grow-height="false" fo:min-height="4.518cm" fo:min-width="11.61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  <style:text-properties fo:font-size="32pt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paragraph-properties fo:text-align="start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ff66" draw:opacity="20%"/>
      <style:paragraph-properties fo:text-align="start"/>
    </style:style>
    <style:style style:name="P9" style:family="paragraph">
      <loext:graphic-properties draw:fill="solid" draw:fill-color="#99ff66" draw:opacity="20%"/>
      <style:paragraph-properties fo:text-align="start"/>
    </style:style>
    <style:style style:name="P10" style:family="paragraph">
      <loext:graphic-properties draw:fill="solid" draw:fill-color="#729fcf" draw:opacity="10%"/>
      <style:paragraph-properties fo:text-align="start"/>
    </style:style>
    <style:style style:name="P11" style:family="paragraph">
      <loext:graphic-properties draw:fill="solid" draw:fill-color="#729fcf" draw:opacity="20%"/>
      <style:paragraph-properties fo:text-align="star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it Torrent</text:p>
          </draw:text-box>
        </draw:frame>
        <draw:frame presentation:style-name="pr2" draw:text-style-name="P3" draw:layer="layout" svg:width="19.465cm" svg:height="13.883cm" svg:x="4cm" svg:y="5.215cm" presentation:class="subtitle" presentation:user-transformed="true">
          <draw:text-box>
            <text:p text:style-name="P1">Bit torrent style protocols still carry the majority of traffic on the Internet.</text:p>
            <text:p text:style-name="P1"/>
            <text:p text:style-name="P1">Bit torrent has four types of entities</text:p>
            <text:p text:style-name="P2"/>
            <text:list text:style-name="L2">
              <text:list-item>
                <text:p text:style-name="P1">Indexes</text:p>
              </text:list-item>
              <text:list-item>
                <text:p text:style-name="P1">Trackers</text:p>
              </text:list-item>
              <text:list-item>
                <text:p text:style-name="P1">Peers</text:p>
              </text:list-item>
              <text:list-item>
                <text:p text:style-name="P1">Torrent files</text:p>
              </text:list-item>
            </text:list>
            <text:p text:style-name="P2"/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DE - algorith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ublish <text:s text:c="2"/>(Index)</text:p>
              </text:list-item>
              <text:list-item>
                <text:p>Discover (Tracker)</text:p>
              </text:list-item>
              <text:list-item>
                <text:p>Exchange (Peer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2" draw:text-style-name="P8" draw:layer="layout" svg:width="11.93cm" svg:height="6.34cm" svg:x="1.415cm" svg:y="1.741cm">
          <text:p text:style-name="P6">Name <text:s text:c="32"/>Hash</text:p>
          <text:p text:style-name="P6"/>
          <text:p text:style-name="P6">BakeOn S04E02 <text:s text:c="15"/>cd23a3d467ad</text:p>
          <text:p text:style-name="P6">BreakingGood S17E23 <text:s text:c="5"/>f2a45bcd34ad</text:p>
          <text:p text:style-name="P6">GameOfDrones <text:s/>S02E04 <text:s/>1a34d3a5d23a</text:p>
          <text:p text:style-name="P6">….</text:p>
          <text:p text:style-name="P6"/>
          <text:p text:style-name="P7"/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11.93cm" svg:height="6.34cm" svg:x="15.606cm" svg:y="1.99cm">
          <text:p text:style-name="P6"><text:s/>Hash <text:s text:c="19"/>IPs</text:p>
          <text:p text:style-name="P6"/>
          <text:p text:style-name="P6">cd23a3d467ad <text:s text:c="3"/>IP1, *IP22, IP33</text:p>
          <text:p text:style-name="P6">f2a45bcd34ad <text:s text:c="4"/>IP29, IP17, IP24 ...</text:p>
          <text:p text:style-name="P6">1a34d3a5d23a <text:s text:c="3"/>IP234, IP223</text:p>
          <text:p text:style-name="P6">….</text:p>
          <text:p text:style-name="P6"/>
          <text:p text:style-name="P7"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0.85cm" svg:height="4.768cm" svg:x="1.773cm" svg:y="9.452cm">
          <text:p text:style-name="P6">IP1 sharing <text:s/>cd23a3d467ad</text:p>
          <text:p text:style-name="P6"/>
          <text:p text:style-name="P6">Have 1,2,3,45,23,67,89</text:p>
          <text:p text:style-name="P6">Want 203,456,87,214</text:p>
          <text:p text:style-name="P7"/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0.85cm" svg:height="4.768cm" svg:x="1.767cm" svg:y="15.601cm">
          <text:p text:style-name="P6">IP22 sharing <text:s/>cd23a3d467ad</text:p>
          <text:p text:style-name="P6"/>
          <text:p text:style-name="P6">Have everything (seeding)</text:p>
          <text:p text:style-name="P6"/>
          <text:p text:style-name="P6"/>
          <text:p text:style-name="P7"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2.118cm" svg:height="4.768cm" svg:x="15.363cm" svg:y="13.753cm">
          <text:p text:style-name="P6">IP33 sharing <text:s/>cd23a3d467ad</text:p>
          <text:p text:style-name="P6"/>
          <text:p text:style-name="P6">Have 134,216,812</text:p>
          <text:p text:style-name="P6">Want 22,56,78,91,...203</text:p>
          <text:p text:style-name="P7"/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3.345cm" svg:y1="3.92cm" svg:x2="15.606cm" svg:y2="4.093cm">
          <text:p/>
        </draw:line>
        <draw:line draw:style-name="gr7" draw:text-style-name="P12" draw:layer="layout" svg:x1="20.576cm" svg:y1="4.15cm" svg:x2="12.104cm" svg:y2="9.852cm">
          <text:p/>
        </draw:line>
        <draw:line draw:style-name="gr7" draw:text-style-name="P12" draw:layer="layout" svg:x1="22.767cm" svg:y1="4.265cm" svg:x2="12.617cm" svg:y2="15.652cm">
          <text:p/>
        </draw:line>
        <draw:line draw:style-name="gr7" draw:text-style-name="P12" draw:layer="layout" svg:x1="24.784cm" svg:y1="4.323cm" svg:x2="22.133cm" svg:y2="13.753cm">
          <text:p/>
        </draw:line>
        <draw:frame draw:style-name="gr8" draw:text-style-name="P13" draw:layer="layout" svg:width="4.899cm" svg:height="0.962cm" svg:x="11.163cm" svg:y="6.559cm">
          <draw:text-box>
            <text:p>Index</text:p>
          </draw:text-box>
        </draw:frame>
        <draw:frame draw:style-name="gr8" draw:text-style-name="P13" draw:layer="layout" svg:width="4.899cm" svg:height="0.962cm" svg:x="24.784cm" svg:y="6.79cm">
          <draw:text-box>
            <text:p>Tracker</text:p>
          </draw:text-box>
        </draw:frame>
        <draw:frame draw:style-name="gr8" draw:text-style-name="P13" draw:layer="layout" svg:width="4.899cm" svg:height="0.962cm" svg:x="10.464cm" svg:y="12.791cm">
          <draw:text-box>
            <text:p>Peer</text:p>
          </draw:text-box>
        </draw:frame>
        <draw:frame draw:style-name="gr8" draw:text-style-name="P13" draw:layer="layout" svg:width="4.899cm" svg:height="0.962cm" svg:x="9.55cm" svg:y="19.021cm">
          <draw:text-box>
            <text:p>Peer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Hashes</text:p>
          </draw:text-box>
        </draw:frame>
        <draw:frame presentation:style-name="pr2" draw:text-style-name="P14" draw:layer="layout" svg:width="25.199cm" svg:height="12.179cm" svg:x="1.4cm" svg:y="4.914cm" presentation:class="subtitle">
          <draw:text-box>
            <text:list text:style-name="L2">
              <text:list-item>
                <text:p text:style-name="P6"><text:s/>Index stores a map of FileName =&gt; Md5 hashes</text:p>
              </text:list-item>
              <text:list-item>
                <text:p text:style-name="P6"><text:s/>Tracker stores Md5 =&gt; [Ip1, Ip2, Ip3, …]</text:p>
              </text:list-item>
              <text:list-item>
                <text:p text:style-name="P6"><text:s/>Peers exchange data</text:p>
              </text:list-item>
              <text:list-item>
                <text:p text:style-name="P6"><text:s/>Seeds contain entire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simple sche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5">
              <text:list-item>
                <text:p><text:s/>Machine1 has a file “NameofGnomes23”</text:p>
              </text:list-item>
              <text:list-item>
                <text:p><text:s/>Machine1 computes MD5(NameOfGnomes23)</text:p>
              </text:list-item>
              <text:list-item>
                <text:p><text:s/>Machine1 sends &lt;NameOfGnomes, Md5&gt;</text:p>
                <text:p><text:s/>to Index and registers with tracker</text:p>
              </text:list-item>
              <text:list-item>
                <text:p><text:s/>Peer23 searches index finds Md5 and </text:p>
                <text:p><text:s/>registers with tracker</text:p>
              </text:list-item>
              <text:list-item>
                <text:p><text:s/>Peer23 “discovers” Machine1 one via Tracker</text:p>
              </text:list-item>
              <text:list-item>
                <text:p><text:s/>Peer23 and Machine1 exchange d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on't overload the seed</text:p>
              </text:list-item>
              <text:list-item>
                <text:p>“fair” exchange of blocks between Peers</text:p>
              </text:list-item>
              <text:list-item>
                <text:p>We don't exchange the entire file, but only</text:p>
                <text:p>“blocks”</text:p>
              </text:list-item>
              <text:list-item>
                <text:p>The entire file has a checksum – but not the blocks, so we don't know if peers are exchanging good blocks. We can only test when we have the entire fi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0.592cm" svg:y="0.953cm" presentation:class="title" presentation:user-transformed="true">
          <draw:text-box>
            <text:p>Torrent files (called Torrents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 torrent file is just a list of Hashes of the</text:p>
                <text:p>individual blocks in the file.</text:p>
              </text:list-item>
              <text:list-item>
                <text:p>(historically) Size of block is chosen so that the entire file size is no more than 50-70 KB</text:p>
              </text:list-item>
              <text:list-item>
                <text:p>(Today) – block size is typically 512KB – and torrents can be MB's</text:p>
              </text:list-item>
              <text:list-item>
                <text:p>All blocks are same size apart from the last</text:p>
              </text:list-item>
              <text:list-item>
                <text:p>https://wiki.theory.org/BitTorrentSpecification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t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dex and tracker never share content, only</text:p>
                <text:p>meta-data (hashes)</text:p>
              </text:list-item>
              <text:list-item>
                <text:p>Peers share content</text:p>
              </text:list-item>
              <text:list-item>
                <text:p>Trackers do not know the “meaning” of the</text:p>
                <text:p><text:s/>hash</text:p>
              </text:list-item>
              <text:list-item>
                <text:p>Lawyers do not understand point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ercis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Implement a simple BT like scheme in Erlang</text:p>
              </text:list-header>
            </text:list>
            <text:list text:style-name="L5">
              <text:list-item>
                <text:p><text:s/>Use processes and interprocess messages for the Index/Tracker Tracker/Peer Peer/Peer protocols</text:p>
              </text:list-item>
              <text:list-item>
                <text:p><text:s/>Simulate BT on a single node – use a single MD5 checksum (see erlang:md5) for the entire file – assume blocks are transferred correctly (ie so no block checksums are necessary)</text:p>
              </text:list-item>
              <text:list-item>
                <text:p><text:s/>Do 1) using IP addresses and Ports instead of Pids</text:p>
                <text:p>simulate several nodes on one machine</text:p>
              </text:list-item>
              <text:list-item>
                <text:p><text:s/>Generate appropriate torrent files instead of a single MD5 to checksum each individual block</text:p>
                <text:p/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7T10:49:16.165627000</meta:creation-date>
    <dc:date>2016-02-07T11:40:03.815507000</dc:date>
    <meta:editing-duration>PT2M26S</meta:editing-duration>
    <meta:editing-cycles>1</meta:editing-cycles>
    <meta:document-statistic meta:object-count="68"/>
    <meta:generator>LibreOffice/5.0.2.2$MacOSX_X86_64 LibreOffice_project/37b43f919e4de5eeaca9b9755ed688758a8251fe</meta:generator>
  </office:meta>
</office:document-meta>
</file>